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diasfitnessEnfriamiento_knapPI_1_10000_10000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426000000" calcext:value-type="float">
            <text:p>426000000</text:p>
          </table:table-cell>
          <table:table-cell office:value-type="float" office:value="415000000" calcext:value-type="float">
            <text:p>415000000</text:p>
          </table:table-cell>
          <table:table-cell office:value-type="float" office:value="428000000" calcext:value-type="float">
            <text:p>428000000</text:p>
          </table:table-cell>
          <table:table-cell office:value-type="float" office:value="430000000" calcext:value-type="float">
            <text:p>430000000</text:p>
          </table:table-cell>
        </table:table-row>
        <table:table-row table:style-name="ro1">
          <table:table-cell/>
          <table:table-cell office:value-type="float" office:value="428000000" calcext:value-type="float">
            <text:p>428000000</text:p>
          </table:table-cell>
          <table:table-cell office:value-type="float" office:value="432000000" calcext:value-type="float">
            <text:p>432000000</text:p>
          </table:table-cell>
          <table:table-cell office:value-type="float" office:value="426000000" calcext:value-type="float">
            <text:p>426000000</text:p>
          </table:table-cell>
          <table:table-cell office:value-type="float" office:value="430000000" calcext:value-type="float">
            <text:p>430000000</text:p>
          </table:table-cell>
        </table:table-row>
        <table:table-row table:style-name="ro1">
          <table:table-cell/>
          <table:table-cell office:value-type="float" office:value="440000000" calcext:value-type="float">
            <text:p>440000000</text:p>
          </table:table-cell>
          <table:table-cell office:value-type="float" office:value="429000000" calcext:value-type="float">
            <text:p>429000000</text:p>
          </table:table-cell>
          <table:table-cell table:number-columns-repeated="2" office:value-type="float" office:value="425000000" calcext:value-type="float">
            <text:p>425000000</text:p>
          </table:table-cell>
        </table:table-row>
        <table:table-row table:style-name="ro1">
          <table:table-cell/>
          <table:table-cell office:value-type="float" office:value="428000000" calcext:value-type="float">
            <text:p>428000000</text:p>
          </table:table-cell>
          <table:table-cell office:value-type="float" office:value="431000000" calcext:value-type="float">
            <text:p>431000000</text:p>
          </table:table-cell>
          <table:table-cell office:value-type="float" office:value="429000000" calcext:value-type="float">
            <text:p>429000000</text:p>
          </table:table-cell>
          <table:table-cell office:value-type="float" office:value="428000000" calcext:value-type="float">
            <text:p>428000000</text:p>
          </table:table-cell>
        </table:table-row>
        <table:table-row table:style-name="ro1">
          <table:table-cell/>
          <table:table-cell office:value-type="float" office:value="427000000" calcext:value-type="float">
            <text:p>427000000</text:p>
          </table:table-cell>
          <table:table-cell table:number-columns-repeated="2" office:value-type="float" office:value="430000000" calcext:value-type="float">
            <text:p>430000000</text:p>
          </table:table-cell>
          <table:table-cell office:value-type="float" office:value="418000000" calcext:value-type="float">
            <text:p>418000000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1">
          <table:table-cell/>
          <table:table-cell office:value-type="float" office:value="427781150" calcext:value-type="float">
            <text:p>4277811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4:27:30.843685850</dc:date>
    <meta:editing-duration>PT2M47S</meta:editing-duration>
    <meta:editing-cycles>1</meta:editing-cycles>
    <meta:document-statistic meta:table-count="1" meta:cell-count="21" meta:object-count="0"/>
    <meta:generator>LibreOffice/5.1.2.2$Linux_X86_64 LibreOffice_project/d3bf12ecb743fc0d20e0be0c58ca359301eb705f</meta:generator>
  </office:meta>
</office:document-meta>
</file>